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.36mm"/>
    </style:style>
    <style:style style:name="co4" style:family="table-column">
      <style:table-column-properties fo:break-before="auto" style:column-width="33.21mm"/>
    </style:style>
    <style:style style:name="co5" style:family="table-column">
      <style:table-column-properties fo:break-before="auto" style:column-width="13.34mm"/>
    </style:style>
    <style:style style:name="co6" style:family="table-column">
      <style:table-column-properties fo:break-before="auto" style:column-width="12.79mm"/>
    </style:style>
    <style:style style:name="co7" style:family="table-column">
      <style:table-column-properties fo:break-before="auto" style:column-width="4.89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6.26mm"/>
    </style:style>
    <style:style style:name="co10" style:family="table-column">
      <style:table-column-properties fo:break-before="auto" style:column-width="22.05mm"/>
    </style:style>
    <style:style style:name="co11" style:family="table-column">
      <style:table-column-properties fo:break-before="auto" style:column-width="7.34mm"/>
    </style:style>
    <style:style style:name="co12" style:family="table-column">
      <style:table-column-properties fo:break-before="auto" style:column-width="7.62mm"/>
    </style:style>
    <style:style style:name="co13" style:family="table-column">
      <style:table-column-properties fo:break-before="auto" style:column-width="10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3c3c3c" style:font-name="Ubuntu" fo:font-size="6.40000009536743pt" fo:language="none" fo:country="none" style:font-name-asian="Ubuntu" style:font-size-asian="6.40000009536743pt" style:language-asian="none" style:country-asian="none" style:font-name-complex="Ubuntu" style:font-size-complex="6.40000009536743pt" style:language-complex="none" style:country-complex="non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Wonder Woman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];[.B1];[.C1];[.D1];[.E1];[.F1];[.G1];[.H1];[.I1];[.J1];[.K1];[.L1])" office:value-type="string" office:string-value="[&quot;Wonder Woman&quot;, &quot;assets/img/aff-sm1.jpg&quot;, &quot;2017&quot;, &quot;Action&quot;]," calcext:value-type="string">
            <text:p>["Wonder Woman", "assets/img/aff-sm1.jpg", "2017", "A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Mr Gaga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];[.B2];[.C2];[.D2];[.E2];[.F2];[.G2];[.H2];[.I2];[.J2];[.K2];[.L2])" office:value-type="string" office:string-value="[&quot;Mr Gaga&quot;, &quot;assets/img/aff-sm2.jpg&quot;, &quot;2015&quot;, &quot;Comedy&quot;]," calcext:value-type="string">
            <text:p>["Mr Gaga", "assets/img/aff-sm2.jpg", "2015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In The Fad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3];[.B3];[.C3];[.D3];[.E3];[.F3];[.G3];[.H3];[.I3];[.J3];[.K3];[.L3])" office:value-type="string" office:string-value="[&quot;In The Fade&quot;, &quot;assets/img/aff-sm3.jpg&quot;, &quot;2014&quot;, &quot;Adventure&quot;]," calcext:value-type="string">
            <text:p>["In The Fade", "assets/img/aff-sm3.jpg", "2014", "Adventure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X-Men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4];[.B4];[.C4];[.D4];[.E4];[.F4];[.G4];[.H4];[.I4];[.J4];[.K4];[.L4])" office:value-type="string" office:string-value="[&quot;X-Men&quot;, &quot;assets/img/aff-sm4.jpg&quot;, &quot;2015&quot;, &quot;Fiction&quot;]," calcext:value-type="string">
            <text:p>["X-Men", "assets/img/aff-sm4.jpg", "2015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Paddington 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5];[.B5];[.C5];[.D5];[.E5];[.F5];[.G5];[.H5];[.I5];[.J5];[.K5];[.L5])" office:value-type="string" office:string-value="[&quot;Paddington 2&quot;, &quot;assets/img/aff-sm5.jpg&quot;, &quot;2013&quot;, &quot;Comedy&quot;]," calcext:value-type="string">
            <text:p>["Paddington 2", "assets/img/aff-sm5.jpg", "2013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Safari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6];[.B6];[.C6];[.D6];[.E6];[.F6];[.G6];[.H6];[.I6];[.J6];[.K6];[.L6])" office:value-type="string" office:string-value="[&quot;Safari&quot;, &quot;assets/img/aff-sm6.jpg&quot;, &quot;2016&quot;, &quot;Comedy&quot;]," calcext:value-type="string">
            <text:p>["Safari", "assets/img/aff-sm6.jpg", "2016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7];[.B7];[.C7];[.D7];[.E7];[.F7];[.G7];[.H7];[.I7];[.J7];[.K7];[.L7])" office:value-type="string" office:string-value="[&quot;The Hobbit&quot;, &quot;assets/img/aff-sm7.jpg&quot;, &quot;2017&quot;, &quot;Fiction&quot;]," calcext:value-type="string">
            <text:p>["The Hobbit", "assets/img/aff-sm7.jpg", "2017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Pirates Of Caraïbes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8];[.B8];[.C8];[.D8];[.E8];[.F8];[.G8];[.H8];[.I8];[.J8];[.K8];[.L8])" office:value-type="string" office:string-value="[&quot;Pirates Of Caraïbes&quot;, &quot;assets/img/aff-sm8.jpg&quot;, &quot;2012&quot;, &quot;Action&quot;]," calcext:value-type="string">
            <text:p>["Pirates Of Caraïbes", "assets/img/aff-sm8.jpg", "2012", "A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9];[.B9];[.C9];[.D9];[.E9];[.F9];[.G9];[.H9];[.I9];[.J9];[.K9];[.L9])" office:value-type="string" office:string-value="[&quot;Star Wars&quot;, &quot;assets/img/aff-sm9.jpg&quot;, &quot;2017&quot;, &quot;Fiction&quot;]," calcext:value-type="string">
            <text:p>["Star Wars", "assets/img/aff-sm9.jpg", "2017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Avatar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0];[.B10];[.C10];[.D10];[.E10];[.F10];[.G10];[.H10];[.I10];[.J10];[.K10];[.L10])" office:value-type="string" office:string-value="[&quot;Avatar&quot;, &quot;assets/img/aff-sm10.jpg&quot;, &quot;2014&quot;, &quot;Fiction&quot;]," calcext:value-type="string">
            <text:p>["Avatar", "assets/img/aff-sm10.jpg", "2014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King Kong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1];[.B11];[.C11];[.D11];[.E11];[.F11];[.G11];[.H11];[.I11];[.J11];[.K11];[.L11])" office:value-type="string" office:string-value="[&quot;King Kong&quot;, &quot;assets/img/aff-sm11.jpg&quot;, &quot;2012&quot;, &quot;Fiction&quot;]," calcext:value-type="string">
            <text:p>["King Kong", "assets/img/aff-sm11.jpg", "2012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La Croisée des Mondes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2];[.B12];[.C12];[.D12];[.E12];[.F12];[.G12];[.H12];[.I12];[.J12];[.K12];[.L12])" office:value-type="string" office:string-value="[&quot;La Croisée des Mondes&quot;, &quot;assets/img/aff-sm12.jpg&quot;, &quot;2014&quot;, &quot;Adventure&quot;]," calcext:value-type="string">
            <text:p>["La Croisée des Mondes", "assets/img/aff-sm12.jpg", "2014", "Adventure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Tintin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3];[.B13];[.C13];[.D13];[.E13];[.F13];[.G13];[.H13];[.I13];[.J13];[.K13];[.L13])" office:value-type="string" office:string-value="[&quot;Tintin&quot;, &quot;assets/img/aff-sm13.jpg&quot;, &quot;2013&quot;, &quot;Adventure&quot;]," calcext:value-type="string">
            <text:p>["Tintin", "assets/img/aff-sm13.jpg", "2013", "Adventure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Titanic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4];[.B14];[.C14];[.D14];[.E14];[.F14];[.G14];[.H14];[.I14];[.J14];[.K14];[.L14])" office:value-type="string" office:string-value="[&quot;Titanic&quot;, &quot;assets/img/aff-sm14.jpg&quot;, &quot;2006&quot;, &quot;Adventure&quot;]," calcext:value-type="string">
            <text:p>["Titanic", "assets/img/aff-sm14.jpg", "2006", "Adventure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Les Ch’Tis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5];[.B15];[.C15];[.D15];[.E15];[.F15];[.G15];[.H15];[.I15];[.J15];[.K15];[.L15])" office:value-type="string" office:string-value="[&quot;Les Ch’Tis&quot;, &quot;assets/img/aff-sm15.jpg&quot;, &quot;2009&quot;, &quot;Comedy&quot;]," calcext:value-type="string">
            <text:p>["Les Ch’Tis", "assets/img/aff-sm15.jpg", "2009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Top Bifl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6];[.B16];[.C16];[.D16];[.E16];[.F16];[.G16];[.H16];[.I16];[.J16];[.K16];[.L16])" office:value-type="string" office:string-value="[&quot;Top Bifle&quot;, &quot;assets/img/aff-sm16.jpg&quot;, &quot;2006&quot;, &quot;Adventure&quot;]," calcext:value-type="string">
            <text:p>["Top Bifle", "assets/img/aff-sm16.jpg", "2006", "Adventure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Labyrinth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7];[.B17];[.C17];[.D17];[.E17];[.F17];[.G17];[.H17];[.I17];[.J17];[.K17];[.L17])" office:value-type="string" office:string-value="[&quot;Labyrinthe&quot;, &quot;assets/img/aff-sm17.jpg&quot;, &quot;2016&quot;, &quot;Fiction&quot;]," calcext:value-type="string">
            <text:p>["Labyrinthe", "assets/img/aff-sm17.jpg", "2016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Seul sur Mars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8];[.B18];[.C18];[.D18];[.E18];[.F18];[.G18];[.H18];[.I18];[.J18];[.K18];[.L18])" office:value-type="string" office:string-value="[&quot;Seul sur Mars&quot;, &quot;assets/img/aff-sm18.jpg&quot;, &quot;2015&quot;, &quot;Fiction&quot;]," calcext:value-type="string">
            <text:p>["Seul sur Mars", "assets/img/aff-sm18.jpg", "2015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Tomb Raider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19];[.B19];[.C19];[.D19];[.E19];[.F19];[.G19];[.H19];[.I19];[.J19];[.K19];[.L19])" office:value-type="string" office:string-value="[&quot;Tomb Raider&quot;, &quot;assets/img/aff-sm19.jpg&quot;, &quot;2012&quot;, &quot;Action&quot;]," calcext:value-type="string">
            <text:p>["Tomb Raider", "assets/img/aff-sm19.jpg", "2012", "A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0];[.B20];[.C20];[.D20];[.E20];[.F20];[.G20];[.H20];[.I20];[.J20];[.K20];[.L20])" office:value-type="string" office:string-value="[&quot;Avengers&quot;, &quot;assets/img/aff-sm20.jpg&quot;, &quot;2014&quot;, &quot;Fiction&quot;]," calcext:value-type="string">
            <text:p>["Avengers", "assets/img/aff-sm20.jpg", "2014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Underworld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1];[.B21];[.C21];[.D21];[.E21];[.F21];[.G21];[.H21];[.I21];[.J21];[.K21];[.L21])" office:value-type="string" office:string-value="[&quot;Underworld&quot;, &quot;assets/img/aff-sm21.jpg&quot;, &quot;2012&quot;, &quot;Fiction&quot;]," calcext:value-type="string">
            <text:p>["Underworld", "assets/img/aff-sm21.jpg", "2012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24 Hours Liv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2];[.B22];[.C22];[.D22];[.E22];[.F22];[.G22];[.H22];[.I22];[.J22];[.K22];[.L22])" office:value-type="string" office:string-value="[&quot;24 Hours Live&quot;, &quot;assets/img/aff-sm22.jpg&quot;, &quot;2017&quot;, &quot;Action&quot;]," calcext:value-type="string">
            <text:p>["24 Hours Live", "assets/img/aff-sm22.jpg", "2017", "A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Twilight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3];[.B23];[.C23];[.D23];[.E23];[.F23];[.G23];[.H23];[.I23];[.J23];[.K23];[.L23])" office:value-type="string" office:string-value="[&quot;Twilight&quot;, &quot;assets/img/aff-sm23.jpg&quot;, &quot;2015&quot;, &quot;Comedy&quot;]," calcext:value-type="string">
            <text:p>["Twilight", "assets/img/aff-sm23.jpg", "2015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4];[.B24];[.C24];[.D24];[.E24];[.F24];[.G24];[.H24];[.I24];[.J24];[.K24];[.L24])" office:value-type="string" office:string-value="[&quot;Life&quot;, &quot;assets/img/aff-sm24.jpg&quot;, &quot;2017&quot;, &quot;Fiction&quot;]," calcext:value-type="string">
            <text:p>["Life", "assets/img/aff-sm24.jpg", "2017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Captain America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5];[.B25];[.C25];[.D25];[.E25];[.F25];[.G25];[.H25];[.I25];[.J25];[.K25];[.L25])" office:value-type="string" office:string-value="[&quot;Captain America&quot;, &quot;assets/img/aff-sm25.jpg&quot;, &quot;2014&quot;, &quot;Fiction&quot;]," calcext:value-type="string">
            <text:p>["Captain America", "assets/img/aff-sm25.jpg", "2014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Scary Movi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6];[.B26];[.C26];[.D26];[.E26];[.F26];[.G26];[.H26];[.I26];[.J26];[.K26];[.L26])" office:value-type="string" office:string-value="[&quot;Scary Movie&quot;, &quot;assets/img/aff-sm26.jpg&quot;, &quot;2008&quot;, &quot;Comedy&quot;]," calcext:value-type="string">
            <text:p>["Scary Movie", "assets/img/aff-sm26.jpg", "2008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Le crime de l’Orient Express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7];[.B27];[.C27];[.D27];[.E27];[.F27];[.G27];[.H27];[.I27];[.J27];[.K27];[.L27])" office:value-type="string" office:string-value="[&quot;Le crime de l’Orient Express&quot;, &quot;assets/img/aff-sm27.jpg&quot;, &quot;2007&quot;, &quot;Adventure&quot;]," calcext:value-type="string">
            <text:p>["Le crime de l’Orient Express", "assets/img/aff-sm27.jpg", "2007", "Adventure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Les Tuch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8];[.B28];[.C28];[.D28];[.E28];[.F28];[.G28];[.H28];[.I28];[.J28];[.K28];[.L28])" office:value-type="string" office:string-value="[&quot;Les Tuche&quot;, &quot;assets/img/aff-sm28.jpg&quot;, &quot;2014&quot;, &quot;Comedy&quot;]," calcext:value-type="string">
            <text:p>["Les Tuche", "assets/img/aff-sm28.jpg", "2014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Terminator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29];[.B29];[.C29];[.D29];[.E29];[.F29];[.G29];[.H29];[.I29];[.J29];[.K29];[.L29])" office:value-type="string" office:string-value="[&quot;Terminator&quot;, &quot;assets/img/aff-sm29.jpg&quot;, &quot;2001&quot;, &quot;Fiction&quot;]," calcext:value-type="string">
            <text:p>["Terminator", "assets/img/aff-sm29.jpg", "2001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La Belle et la Bête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30];[.B30];[.C30];[.D30];[.E30];[.F30];[.G30];[.H30];[.I30];[.J30];[.K30];[.L30])" office:value-type="string" office:string-value="[&quot;La Belle et la Bête&quot;, &quot;assets/img/aff-sm30.jpg&quot;, &quot;2016&quot;, &quot;Comedy&quot;]," calcext:value-type="string">
            <text:p>["La Belle et la Bête", "assets/img/aff-sm30.jpg", "2016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Very Bad Trip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31];[.B31];[.C31];[.D31];[.E31];[.F31];[.G31];[.H31];[.I31];[.J31];[.K31];[.L31])" office:value-type="string" office:string-value="[&quot;Very Bad Trip&quot;, &quot;assets/img/aff-sm31.jpg&quot;, &quot;2015&quot;, &quot;Comedy&quot;]," calcext:value-type="string">
            <text:p>["Very Bad Trip", "assets/img/aff-sm31.jpg", "2015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Gladiator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dventure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32];[.B32];[.C32];[.D32];[.E32];[.F32];[.G32];[.H32];[.I32];[.J32];[.K32];[.L32])" office:value-type="string" office:string-value="[&quot;Gladiator&quot;, &quot;assets/img/aff-sm32.jpg&quot;, &quot;2014&quot;, &quot;Adventure&quot;]," calcext:value-type="string">
            <text:p>["Gladiator", "assets/img/aff-sm32.jpg", "2014", "Adventure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33];[.B33];[.C33];[.D33];[.E33];[.F33];[.G33];[.H33];[.I33];[.J33];[.K33];[.L33])" office:value-type="string" office:string-value="[&quot;Matrix&quot;, &quot;assets/img/aff-sm33.jpg&quot;, &quot;2007&quot;, &quot;Fiction&quot;]," calcext:value-type="string">
            <text:p>["Matrix", "assets/img/aff-sm33.jpg", "2007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Iron Man 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Fiction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34];[.B34];[.C34];[.D34];[.E34];[.F34];[.G34];[.H34];[.I34];[.J34];[.K34];[.L34])" office:value-type="string" office:string-value="[&quot;Iron Man 2&quot;, &quot;assets/img/aff-sm34.jpg&quot;, &quot;2012&quot;, &quot;Fiction&quot;]," calcext:value-type="string">
            <text:p>["Iron Man 2", "assets/img/aff-sm34.jpg", "2012", "Fiction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 office:value-type="string" calcext:value-type="string">
            <text:p>Seuls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", "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/>
          <table:table-cell table:formula="of:=CONCATENATE([.A35];[.B35];[.C35];[.D35];[.E35];[.F35];[.G35];[.H35];[.I35];[.J35];[.K35];[.L35])" office:value-type="string" office:string-value="[&quot;Seuls&quot;, &quot;assets/img/aff-sm35.jpg&quot;, &quot;2011&quot;, &quot;Comedy&quot;]," calcext:value-type="string">
            <text:p>["Seuls", "assets/img/aff-sm35.jpg", "2011", "Comedy"],</text:p>
          </table:table-cell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"</text:p>
          </table:table-cell>
          <table:table-cell/>
          <table:table-cell office:value-type="string" calcext:value-type="string">
            <text:p>", "</text:p>
          </table:table-cell>
          <table:table-cell office:value-type="string" calcext:value-type="string">
            <text:p>assets/img/aff-s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.jpg</text:p>
          </table:table-cell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, "</text:p>
          </table:table-cell>
          <table:table-cell/>
          <table:table-cell office:value-type="string" calcext:value-type="string">
            <text:p>"]</text:p>
          </table:table-cell>
          <table:table-cell office:value-type="string" calcext:value-type="string">
            <text:p>,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09:24:18.877176632</meta:creation-date>
    <dc:date>2018-01-26T10:36:20.315012651</dc:date>
    <meta:editing-duration>PT41M19S</meta:editing-duration>
    <meta:editing-cycles>9</meta:editing-cycles>
    <meta:generator>LibreOffice/5.1.6.2$Linux_X86_64 LibreOffice_project/10m0$Build-2</meta:generator>
    <meta:document-statistic meta:table-count="1" meta:cell-count="590" meta:object-count="0"/>
  </office:meta>
</office:document-meta>
</file>